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Georgia" svg:font-family="Georgia"/>
    <style:font-face style:name="OpenSymbol" svg:font-family="OpenSymbol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style:writing-mode="lr-tb"/>
      <style:text-properties style:font-name="Ebrima" officeooo:paragraph-rsid="002b301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font-size="8pt" officeooo:paragraph-rsid="001d4be6" style:font-size-asian="8pt" style:font-size-complex="8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font-size="8pt" officeooo:paragraph-rsid="002f633e" style:font-size-asian="8pt" style:font-size-complex="8pt"/>
    </style:style>
    <style:style style:name="P4" style:family="paragraph" style:parent-style-name="Standard">
      <style:paragraph-properties fo:margin-left="3.006cm" fo:margin-right="0cm" fo:margin-top="0cm" fo:margin-bottom="0cm" style:contextual-spacing="false" fo:line-height="115%" fo:text-align="start" style:justify-single-word="false" fo:text-indent="0cm" style:auto-text-indent="false" style:writing-mode="lr-tb">
        <style:tab-stops>
          <style:tab-stop style:position="2.858cm"/>
        </style:tab-stops>
      </style:paragraph-properties>
      <style:text-properties style:font-name="Ebrima" fo:font-size="8pt" fo:font-style="normal" officeooo:paragraph-rsid="001f13d9" style:font-size-asian="8pt" style:font-style-asian="normal" style:font-size-complex="8pt" style:font-style-complex="normal"/>
    </style:style>
    <style:style style:name="P5" style:family="paragraph" style:parent-style-name="Standard">
      <style:paragraph-properties fo:margin-left="3.006cm" fo:margin-right="0cm" fo:margin-top="0cm" fo:margin-bottom="0cm" style:contextual-spacing="false" fo:line-height="115%" fo:text-align="start" style:justify-single-word="false" fo:text-indent="0cm" style:auto-text-indent="false" style:writing-mode="lr-tb">
        <style:tab-stops>
          <style:tab-stop style:position="2.858cm"/>
        </style:tab-stops>
      </style:paragraph-properties>
      <style:text-properties style:font-name="Ebrima" fo:font-size="8pt" fo:font-style="normal" officeooo:paragraph-rsid="002f633e" style:font-size-asian="8pt" style:font-style-asian="normal" style:font-size-complex="8pt" style:font-style-complex="normal"/>
    </style:style>
    <style:style style:name="P6" style:family="paragraph" style:parent-style-name="Standard">
      <style:paragraph-properties fo:margin-left="3.006cm" fo:margin-right="0cm" fo:margin-top="0cm" fo:margin-bottom="0cm" style:contextual-spacing="false" fo:line-height="115%" fo:text-align="start" style:justify-single-word="false" fo:text-indent="-3.112cm" style:auto-text-indent="false" fo:break-before="auto" fo:break-after="auto" style:writing-mode="lr-tb">
        <style:tab-stops>
          <style:tab-stop style:position="2.858cm"/>
        </style:tab-stops>
      </style:paragraph-properties>
      <style:text-properties officeooo:paragraph-rsid="00249a14"/>
    </style:style>
    <style:style style:name="P7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color="#ff420e" style:font-name="Arial Black1" fo:font-size="20pt" fo:font-weight="bold" officeooo:paragraph-rsid="002b301d" style:font-name-asian="Arial Black" style:font-size-asian="20pt" style:font-weight-asian="bold" style:font-name-complex="Arial Black" style:font-size-complex="20pt" style:font-weight-complex="bold" style:font-relief="engraved"/>
    </style:style>
    <style:style style:name="P8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style:font-name="Ebrima" fo:font-size="8pt" officeooo:paragraph-rsid="001d4be6" style:font-size-asian="8pt" style:font-size-complex="8pt"/>
    </style:style>
    <style:style style:name="P9" style:family="paragraph" style:parent-style-name="Standard">
      <style:paragraph-properties fo:margin-left="0cm" fo:margin-right="0cm" fo:line-height="115%" fo:text-indent="0cm" style:auto-text-indent="false" style:writing-mode="lr-tb">
        <style:tab-stops/>
      </style:paragraph-properties>
      <style:text-properties fo:font-weight="bold" officeooo:paragraph-rsid="003f53c7" style:font-weight-asian="bold" style:font-weight-complex="bold"/>
    </style:style>
    <style:style style:name="P10" style:family="paragraph" style:parent-style-name="Standard">
      <style:paragraph-properties fo:margin-left="3.027cm" fo:margin-right="0cm" fo:line-height="115%" fo:text-indent="-3.09cm" style:auto-text-indent="false" style:writing-mode="lr-tb">
        <style:tab-stops/>
      </style:paragraph-properties>
      <style:text-properties style:font-name="Ebrima" fo:font-size="8pt" officeooo:paragraph-rsid="00230cb0" style:font-size-asian="8pt" style:font-size-complex="8pt"/>
    </style:style>
    <style:style style:name="P11" style:family="paragraph" style:parent-style-name="Standard" style:list-style-name="L3">
      <style:paragraph-properties fo:margin-left="2.963cm" fo:margin-right="0cm" fo:margin-top="0cm" fo:margin-bottom="0cm" style:contextual-spacing="false" fo:line-height="115%" fo:text-align="start" style:justify-single-word="false" fo:text-indent="-0.635cm" style:auto-text-indent="false" style:writing-mode="lr-tb">
        <style:tab-stops/>
      </style:paragraph-properties>
      <style:text-properties officeooo:paragraph-rsid="003773a6"/>
    </style:style>
    <style:style style:name="P12" style:family="paragraph" style:parent-style-name="Standard">
      <style:paragraph-properties fo:margin-left="5.08cm" fo:margin-right="0cm" fo:margin-top="0cm" fo:margin-bottom="0cm" style:contextual-spacing="false" fo:line-height="115%" fo:text-align="start" style:justify-single-word="false" fo:text-indent="-2.138cm" style:auto-text-indent="false" fo:break-before="auto" fo:break-after="auto" style:writing-mode="lr-tb">
        <style:tab-stops/>
      </style:paragraph-properties>
      <style:text-properties officeooo:paragraph-rsid="002da824"/>
    </style:style>
    <style:style style:name="P13" style:family="paragraph" style:parent-style-name="Standard">
      <style:paragraph-properties fo:margin-left="2.942cm" fo:margin-right="0cm" fo:line-height="115%" fo:text-indent="0.021cm" style:auto-text-indent="false" style:writing-mode="lr-tb">
        <style:tab-stops/>
      </style:paragraph-properties>
      <style:text-properties style:font-name="Ebrima" fo:font-size="8pt" fo:font-weight="bold" officeooo:rsid="002f633e" officeooo:paragraph-rsid="002f633e" style:font-size-asian="8pt" style:font-weight-asian="bold" style:font-size-complex="8pt" style:font-weight-complex="bold"/>
    </style:style>
    <style:style style:name="P14" style:family="paragraph" style:parent-style-name="Standard">
      <style:paragraph-properties fo:margin-left="2.942cm" fo:margin-right="0cm" fo:line-height="115%" fo:text-indent="0.021cm" style:auto-text-indent="false" style:writing-mode="lr-tb">
        <style:tab-stops/>
      </style:paragraph-properties>
      <style:text-properties style:font-name="Ebrima" fo:font-size="8pt" fo:font-weight="normal" officeooo:rsid="002f633e" officeooo:paragraph-rsid="002f633e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left="3.514cm" fo:margin-right="0cm" fo:margin-top="0cm" fo:margin-bottom="0.101cm" style:contextual-spacing="false" fo:line-height="115%" fo:text-indent="-0.021cm" style:auto-text-indent="false" style:writing-mode="lr-tb">
        <style:tab-stops>
          <style:tab-stop style:position="2.159cm"/>
        </style:tab-stops>
      </style:paragraph-properties>
      <style:text-properties officeooo:paragraph-rsid="003b5872"/>
    </style:style>
    <style:style style:name="P16" style:family="paragraph" style:parent-style-name="Standard">
      <style:paragraph-properties fo:margin-left="3.006cm" fo:margin-right="0cm" fo:margin-top="0cm" fo:margin-bottom="0.101cm" style:contextual-spacing="false" fo:line-height="100%" fo:text-indent="-2.921cm" style:auto-text-indent="false" fo:break-before="auto" fo:break-after="auto" style:writing-mode="lr-tb">
        <style:tab-stops>
          <style:tab-stop style:position="2.159cm"/>
        </style:tab-stops>
      </style:paragraph-properties>
      <style:text-properties officeooo:paragraph-rsid="002cb0d2"/>
    </style:style>
    <style:style style:name="P17" style:family="paragraph" style:parent-style-name="Standard">
      <style:paragraph-properties fo:margin-left="3.027cm" fo:margin-right="0cm" fo:line-height="115%" fo:text-indent="-3.069cm" style:auto-text-indent="false" style:writing-mode="lr-tb">
        <style:tab-stops/>
      </style:paragraph-properties>
      <style:text-properties officeooo:paragraph-rsid="00357bde"/>
    </style:style>
    <style:style style:name="P18" style:family="paragraph" style:parent-style-name="Standard">
      <style:paragraph-properties fo:margin-left="3.027cm" fo:margin-right="0cm" fo:line-height="115%" fo:text-indent="-3.069cm" style:auto-text-indent="false" style:writing-mode="lr-tb">
        <style:tab-stops/>
      </style:paragraph-properties>
      <style:text-properties style:font-name="Ebrima" fo:font-size="8pt" officeooo:rsid="00329e9d" officeooo:paragraph-rsid="00357bde" style:font-size-asian="8pt" style:font-size-complex="8pt"/>
    </style:style>
    <style:style style:name="P19" style:family="paragraph" style:parent-style-name="Standard">
      <style:paragraph-properties fo:margin-left="3.027cm" fo:margin-right="0cm" fo:line-height="115%" fo:text-indent="-3.069cm" style:auto-text-indent="false" style:writing-mode="lr-tb">
        <style:tab-stops/>
      </style:paragraph-properties>
      <style:text-properties style:font-name="Ebrima" fo:font-size="8pt" officeooo:rsid="00357bde" officeooo:paragraph-rsid="00357bde" style:font-size-asian="8pt" style:font-size-complex="8pt"/>
    </style:style>
    <style:style style:name="P20" style:family="paragraph" style:parent-style-name="Standard" style:master-page-name="Standard">
      <style:paragraph-properties fo:margin-left="3.027cm" fo:margin-right="0cm" fo:line-height="100%" fo:text-indent="-3.069cm" style:auto-text-indent="false" style:page-number="auto" fo:break-before="auto" fo:break-after="auto" style:writing-mode="lr-tb">
        <style:tab-stops/>
      </style:paragraph-properties>
      <style:text-properties officeooo:paragraph-rsid="00357bde"/>
    </style:style>
    <style:style style:name="P21" style:family="paragraph" style:parent-style-name="Standard">
      <style:paragraph-properties fo:margin-left="5.08cm" fo:margin-right="0cm" fo:line-height="115%" fo:text-indent="-2.096cm" style:auto-text-indent="false" fo:break-before="auto" fo:break-after="auto" style:writing-mode="lr-tb">
        <style:tab-stops/>
      </style:paragraph-properties>
      <style:text-properties style:font-name="Ebrima" officeooo:paragraph-rsid="002cb0d2"/>
    </style:style>
    <style:style style:name="P22" style:family="paragraph" style:parent-style-name="Standard">
      <style:paragraph-properties fo:margin-left="3.493cm" fo:margin-right="0cm" fo:line-height="115%" fo:text-indent="0cm" style:auto-text-indent="false" style:writing-mode="lr-tb"/>
      <style:text-properties style:font-name="Ebrima" fo:font-size="8pt" fo:font-style="normal" fo:font-weight="normal" officeooo:rsid="001d4be6" officeooo:paragraph-rsid="003a710c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Standard">
      <style:paragraph-properties fo:margin-left="3.493cm" fo:margin-right="0cm" fo:margin-top="0cm" fo:margin-bottom="0.101cm" style:contextual-spacing="false" fo:line-height="115%" fo:text-indent="0cm" style:auto-text-indent="false" style:writing-mode="lr-tb">
        <style:tab-stops/>
      </style:paragraph-properties>
      <style:text-properties officeooo:paragraph-rsid="003b5872"/>
    </style:style>
    <style:style style:name="P24" style:family="paragraph" style:parent-style-name="Standard">
      <style:paragraph-properties fo:margin-left="3.471cm" fo:margin-right="0cm" fo:margin-top="0cm" fo:margin-bottom="0.101cm" style:contextual-spacing="false" fo:line-height="115%" fo:text-align="start" style:justify-single-word="false" fo:text-indent="0cm" style:auto-text-indent="false" style:writing-mode="lr-tb">
        <style:tab-stops/>
      </style:paragraph-properties>
      <style:text-properties officeooo:paragraph-rsid="003b5872"/>
    </style:style>
    <style:style style:name="P25" style:family="paragraph" style:parent-style-name="Standard">
      <style:paragraph-properties fo:margin-left="3.45cm" fo:margin-right="0cm" fo:margin-top="0cm" fo:margin-bottom="0.101cm" style:contextual-spacing="false" fo:line-height="115%" fo:text-align="start" style:justify-single-word="false" fo:text-indent="0cm" style:auto-text-indent="false" style:writing-mode="lr-tb">
        <style:tab-stops/>
      </style:paragraph-properties>
      <style:text-properties officeooo:paragraph-rsid="003b5872"/>
    </style:style>
    <style:style style:name="P26" style:family="paragraph" style:parent-style-name="Standard">
      <style:paragraph-properties fo:margin-left="3.45cm" fo:margin-right="0cm" fo:margin-top="0cm" fo:margin-bottom="0.101cm" style:contextual-spacing="false" fo:line-height="115%" fo:text-align="start" style:justify-single-word="false" fo:text-indent="0cm" style:auto-text-indent="false" fo:break-before="page" style:writing-mode="lr-tb">
        <style:tab-stops/>
      </style:paragraph-properties>
      <style:text-properties fo:font-size="8pt" officeooo:paragraph-rsid="00396f47" style:font-size-asian="8pt" style:font-size-complex="8pt"/>
    </style:style>
    <style:style style:name="P27" style:family="paragraph" style:parent-style-name="Standard">
      <style:paragraph-properties fo:margin-left="3.006cm" fo:margin-right="0cm" fo:margin-top="0cm" fo:margin-bottom="0cm" style:contextual-spacing="false" fo:line-height="115%" fo:text-align="start" style:justify-single-word="false" fo:text-indent="0cm" style:auto-text-indent="false" style:writing-mode="lr-tb">
        <style:tab-stops>
          <style:tab-stop style:position="2.858cm"/>
        </style:tab-stops>
      </style:paragraph-properties>
      <style:text-properties style:font-name="Ebrima" fo:font-style="normal" officeooo:paragraph-rsid="001f13d9" style:font-style-asian="normal" style:font-style-complex="normal"/>
    </style:style>
    <style:style style:name="P28" style:family="paragraph" style:parent-style-name="Standard">
      <style:paragraph-properties fo:margin-left="3.006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>
        <style:tab-stops>
          <style:tab-stop style:position="2.858cm"/>
        </style:tab-stops>
      </style:paragraph-properties>
      <style:text-properties style:font-name="Ebrima" fo:font-style="normal" style:font-style-asian="normal" style:font-style-complex="normal"/>
    </style:style>
    <style:style style:name="P29" style:family="paragraph" style:parent-style-name="Standard">
      <style:paragraph-properties fo:margin-left="3.006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>
        <style:tab-stops>
          <style:tab-stop style:position="2.858cm"/>
        </style:tab-stops>
      </style:paragraph-properties>
      <style:text-properties style:font-name="Ebrima" fo:font-style="normal" officeooo:paragraph-rsid="003a710c" style:font-style-asian="normal" style:font-style-complex="normal"/>
    </style:style>
    <style:style style:name="P30" style:family="paragraph" style:parent-style-name="Standard">
      <style:paragraph-properties fo:margin-left="3.006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>
        <style:tab-stops>
          <style:tab-stop style:position="2.858cm"/>
        </style:tab-stops>
      </style:paragraph-properties>
      <style:text-properties style:font-name="Ebrima" fo:font-style="normal" officeooo:paragraph-rsid="001f13d9" style:font-style-asian="normal" style:font-style-complex="normal"/>
    </style:style>
    <style:style style:name="P31" style:family="paragraph" style:parent-style-name="Standard">
      <style:paragraph-properties fo:margin-left="3.006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>
        <style:tab-stops>
          <style:tab-stop style:position="2.858cm"/>
        </style:tab-stops>
      </style:paragraph-properties>
    </style:style>
    <style:style style:name="P32" style:family="paragraph" style:parent-style-name="Standard">
      <style:paragraph-properties fo:margin-left="3.514cm" fo:margin-right="0cm" fo:line-height="115%" fo:text-indent="0cm" style:auto-text-indent="false" fo:break-before="auto" fo:break-after="auto" style:writing-mode="lr-tb"/>
      <style:text-properties style:font-name="Ebrima" officeooo:paragraph-rsid="003a710c"/>
    </style:style>
    <style:style style:name="P33" style:family="paragraph" style:parent-style-name="Standard">
      <style:paragraph-properties fo:margin-left="3.514cm" fo:margin-right="0cm" fo:margin-top="0cm" fo:margin-bottom="0cm" style:contextual-spacing="false" fo:line-height="115%" fo:text-align="start" style:justify-single-word="false" fo:text-indent="0cm" style:auto-text-indent="false" style:writing-mode="lr-tb">
        <style:tab-stops>
          <style:tab-stop style:position="2.858cm"/>
        </style:tab-stops>
      </style:paragraph-properties>
      <style:text-properties style:font-name="Ebrima" fo:font-style="normal" officeooo:paragraph-rsid="003f334b" style:font-style-asian="normal" style:font-style-complex="normal"/>
    </style:style>
    <style:style style:name="P34" style:family="paragraph" style:parent-style-name="Standard">
      <style:paragraph-properties fo:margin-left="5.08cm" fo:margin-right="0cm" fo:margin-top="0cm" fo:margin-bottom="0cm" style:contextual-spacing="false" fo:line-height="115%" fo:text-align="start" style:justify-single-word="false" fo:text-indent="-2.54cm" style:auto-text-indent="false" fo:break-before="auto" fo:break-after="auto" style:writing-mode="lr-tb"/>
      <style:text-properties fo:font-size="8pt" officeooo:paragraph-rsid="001f13d9" style:font-size-asian="8pt" style:font-size-complex="8pt"/>
    </style:style>
    <style:style style:name="P35" style:family="paragraph" style:parent-style-name="Standard">
      <style:paragraph-properties fo:margin-left="5.08cm" fo:margin-right="0cm" fo:margin-top="0cm" fo:margin-bottom="0cm" style:contextual-spacing="false" fo:line-height="115%" fo:text-align="start" style:justify-single-word="false" fo:text-indent="-1.63cm" style:auto-text-indent="false" fo:break-before="auto" fo:break-after="auto" style:writing-mode="lr-tb">
        <style:tab-stops/>
      </style:paragraph-properties>
      <style:text-properties style:font-name="Ebrima" fo:font-size="8pt" officeooo:paragraph-rsid="001d4be6" style:font-size-asian="8pt" style:font-size-complex="8pt"/>
    </style:style>
    <style:style style:name="P36" style:family="paragraph" style:parent-style-name="Standard">
      <style:paragraph-properties fo:margin-left="5.08cm" fo:margin-right="0cm" fo:margin-top="0cm" fo:margin-bottom="0cm" style:contextual-spacing="false" fo:line-height="115%" fo:text-align="start" style:justify-single-word="false" fo:text-indent="-1.609cm" style:auto-text-indent="false" style:writing-mode="lr-tb">
        <style:tab-stops/>
      </style:paragraph-properties>
      <style:text-properties style:font-name="Ebrima" fo:font-size="8pt" officeooo:paragraph-rsid="001d4be6" style:font-size-asian="8pt" style:font-size-complex="8pt"/>
    </style:style>
    <style:style style:name="P37" style:family="paragraph" style:parent-style-name="Standard">
      <style:paragraph-properties fo:margin-left="3.471cm" fo:margin-right="0cm" fo:line-height="115%" fo:text-indent="-0.445cm" style:auto-text-indent="false" style:writing-mode="lr-tb">
        <style:tab-stops/>
      </style:paragraph-properties>
      <style:text-properties fo:font-weight="bold" officeooo:paragraph-rsid="002f633e" style:font-weight-asian="bold" style:font-weight-complex="bold"/>
    </style:style>
    <style:style style:name="P38" style:family="paragraph" style:parent-style-name="Standard">
      <style:paragraph-properties fo:margin-left="2.942cm" fo:margin-right="0cm" fo:line-height="115%" fo:text-indent="-2.858cm" style:auto-text-indent="false" fo:break-before="auto" fo:break-after="auto" style:writing-mode="lr-tb">
        <style:tab-stops/>
      </style:paragraph-properties>
      <style:text-properties officeooo:paragraph-rsid="003f334b"/>
    </style:style>
    <style:style style:name="P39" style:family="paragraph" style:parent-style-name="Standard">
      <style:paragraph-properties fo:margin-left="2.942cm" fo:margin-right="0cm" fo:line-height="115%" fo:text-indent="0.55cm" style:auto-text-indent="false" style:writing-mode="lr-tb">
        <style:tab-stops/>
      </style:paragraph-properties>
      <style:text-properties officeooo:paragraph-rsid="003f334b"/>
    </style:style>
    <style:style style:name="P40" style:family="paragraph" style:parent-style-name="Standard">
      <style:paragraph-properties fo:margin-left="3.493cm" fo:margin-right="0cm" fo:line-height="115%" fo:text-indent="-0.466cm" style:auto-text-indent="false" style:writing-mode="lr-tb">
        <style:tab-stops/>
      </style:paragraph-properties>
      <style:text-properties fo:font-weight="bold" officeooo:paragraph-rsid="002f633e" style:font-weight-asian="bold" style:font-weight-complex="bold"/>
    </style:style>
    <style:style style:name="P41" style:family="paragraph" style:parent-style-name="Standard">
      <style:paragraph-properties fo:margin-left="3.493cm" fo:margin-right="0cm" fo:line-height="115%" fo:text-indent="-0.466cm" style:auto-text-indent="false" style:writing-mode="lr-tb">
        <style:tab-stops/>
      </style:paragraph-properties>
      <style:text-properties fo:font-weight="bold" officeooo:paragraph-rsid="003f334b" style:font-weight-asian="bold" style:font-weight-complex="bold"/>
    </style:style>
    <style:style style:name="P42" style:family="paragraph" style:parent-style-name="Standard">
      <style:paragraph-properties fo:margin-left="3.493cm" fo:margin-right="0cm" fo:line-height="115%" fo:text-indent="-0.466cm" style:auto-text-indent="false" style:writing-mode="lr-tb">
        <style:tab-stops/>
      </style:paragraph-properties>
      <style:text-properties style:font-name="Ebrima" fo:font-size="8pt" fo:font-weight="normal" officeooo:rsid="002f633e" officeooo:paragraph-rsid="002f633e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5.08cm" fo:margin-right="0cm" fo:line-height="115%" fo:text-indent="-2.117cm" style:auto-text-indent="false" style:writing-mode="lr-tb">
        <style:tab-stops/>
      </style:paragraph-properties>
      <style:text-properties style:font-name="Ebrima" fo:font-size="8pt" officeooo:paragraph-rsid="001f13d9" style:font-size-asian="8pt" style:font-size-complex="8pt"/>
    </style:style>
    <style:style style:name="P44" style:family="paragraph" style:parent-style-name="Standard">
      <style:paragraph-properties fo:margin-left="5.08cm" fo:margin-right="0cm" fo:line-height="115%" fo:text-indent="-2.117cm" style:auto-text-indent="false" fo:break-before="auto" fo:break-after="auto" style:writing-mode="lr-tb">
        <style:tab-stops/>
      </style:paragraph-properties>
      <style:text-properties style:font-name="Ebrima" fo:font-size="8pt" officeooo:paragraph-rsid="001d4be6" style:font-size-asian="8pt" style:font-size-complex="8pt"/>
    </style:style>
    <style:style style:name="P45" style:family="paragraph" style:parent-style-name="Standard">
      <style:paragraph-properties fo:margin-left="5.08cm" fo:margin-right="0cm" fo:line-height="115%" fo:text-indent="-2.117cm" style:auto-text-indent="false" fo:break-before="auto" fo:break-after="auto" style:writing-mode="lr-tb">
        <style:tab-stops/>
      </style:paragraph-properties>
      <style:text-properties style:font-name="Ebrima" officeooo:paragraph-rsid="001d4be6"/>
    </style:style>
    <style:style style:name="P46" style:family="paragraph" style:parent-style-name="Standard">
      <style:paragraph-properties fo:margin-left="2.942cm" fo:margin-right="0cm" fo:line-height="115%" fo:text-indent="-2.963cm" style:auto-text-indent="false" fo:break-before="auto" fo:break-after="auto" style:writing-mode="lr-tb">
        <style:tab-stops/>
      </style:paragraph-properties>
      <style:text-properties officeooo:paragraph-rsid="001d4be6"/>
    </style:style>
    <style:style style:name="P47" style:family="paragraph" style:parent-style-name="Standard">
      <style:paragraph-properties fo:margin-left="3.006cm" fo:margin-right="0cm" fo:margin-top="0cm" fo:margin-bottom="0cm" style:contextual-spacing="false" fo:line-height="100%" fo:text-align="start" style:justify-single-word="false" fo:text-indent="-3.112cm" style:auto-text-indent="false" style:writing-mode="lr-tb">
        <style:tab-stops>
          <style:tab-stop style:position="2.858cm"/>
        </style:tab-stops>
      </style:paragraph-properties>
      <style:text-properties style:font-name="Ebrima" fo:font-style="normal" officeooo:paragraph-rsid="001f13d9" style:font-style-asian="normal" style:font-style-complex="normal"/>
    </style:style>
    <style:style style:name="P48" style:family="paragraph">
      <style:text-properties fo:color="#e6e6ff" style:font-name="Arial Black1" fo:font-size="66pt" fo:font-weight="900" style:font-size-asian="66pt" style:font-size-complex="66pt" style:font-relief="engraved"/>
    </style:style>
    <style:style style:name="P49" style:family="paragraph">
      <style:paragraph-properties fo:text-align="center"/>
    </style:style>
    <style:style style:name="T1" style:family="text">
      <style:text-properties fo:color="#000000" fo:font-size="8pt" style:font-size-asian="8pt" style:font-size-complex="8pt"/>
    </style:style>
    <style:style style:name="T2" style:family="text">
      <style:text-properties fo:color="#000000" fo:font-size="8pt" fo:background-color="transparent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f13d9" style:font-size-asian="8pt" style:font-size-complex="8pt"/>
    </style:style>
    <style:style style:name="T5" style:family="text">
      <style:text-properties fo:font-size="8pt" officeooo:rsid="001fc544" style:font-size-asian="8pt" style:font-size-complex="8pt"/>
    </style:style>
    <style:style style:name="T6" style:family="text">
      <style:text-properties fo:font-size="8pt" officeooo:rsid="0027f429" style:font-size-asian="8pt" style:font-size-complex="8pt"/>
    </style:style>
    <style:style style:name="T7" style:family="text">
      <style:text-properties fo:font-size="8pt" officeooo:rsid="003f334b" style:font-size-asian="8pt" style:font-size-complex="8pt"/>
    </style:style>
    <style:style style:name="T8" style:family="text">
      <style:text-properties fo:font-size="8pt" officeooo:rsid="003f53c7" style:font-size-asian="8pt" style:font-size-complex="8pt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8pt" fo:font-weight="bold" officeooo:rsid="00124559" style:font-size-asian="8pt" style:font-weight-asian="bold" style:font-size-complex="8pt" style:font-weight-complex="bold"/>
    </style:style>
    <style:style style:name="T11" style:family="text">
      <style:text-properties fo:font-size="8pt" fo:font-weight="bold" officeooo:rsid="0013d642" style:font-size-asian="8pt" style:font-weight-asian="bold" style:font-size-complex="8pt" style:font-weight-complex="bold"/>
    </style:style>
    <style:style style:name="T12" style:family="text">
      <style:text-properties fo:font-size="8pt" fo:font-weight="bold" officeooo:rsid="001f13d9" style:font-size-asian="8pt" style:font-weight-asian="bold" style:font-size-complex="8pt" style:font-weight-complex="bold"/>
    </style:style>
    <style:style style:name="T13" style:family="text">
      <style:text-properties fo:font-size="8pt" fo:font-weight="bold" officeooo:rsid="002f34cf" style:font-size-asian="8pt" style:font-weight-asian="bold" style:font-size-complex="8pt" style:font-weight-complex="bold"/>
    </style:style>
    <style:style style:name="T14" style:family="text">
      <style:text-properties fo:font-size="8pt" fo:font-style="normal" officeooo:rsid="003a710c" style:font-size-asian="8pt" style:font-style-asian="normal" style:font-size-complex="8pt" style:font-style-complex="normal"/>
    </style:style>
    <style:style style:name="T15" style:family="text">
      <style:text-properties fo:font-size="8pt" fo:font-style="normal" officeooo:rsid="003c4181" style:font-size-asian="8pt" style:font-style-asian="normal" style:font-size-complex="8pt" style:font-style-complex="normal"/>
    </style:style>
    <style:style style:name="T16" style:family="text">
      <style:text-properties style:font-name="Ebrima" fo:font-size="8pt" style:font-size-asian="8pt" style:font-size-complex="8pt"/>
    </style:style>
    <style:style style:name="T17" style:family="text">
      <style:text-properties style:font-name="Ebrima" fo:font-size="8pt" officeooo:rsid="00230cb0" style:font-size-asian="8pt" style:font-size-complex="8pt"/>
    </style:style>
    <style:style style:name="T18" style:family="text">
      <style:text-properties style:font-name="Ebrima" fo:font-size="8pt" officeooo:rsid="002cb0d2" style:font-size-asian="8pt" style:font-size-complex="8pt"/>
    </style:style>
    <style:style style:name="T19" style:family="text">
      <style:text-properties style:font-name="Ebrima" fo:font-size="8pt" officeooo:rsid="002da824" style:font-size-asian="8pt" style:font-size-complex="8pt"/>
    </style:style>
    <style:style style:name="T20" style:family="text">
      <style:text-properties style:font-name="Ebrima" fo:font-size="8pt" officeooo:rsid="002f633e" style:font-size-asian="8pt" style:font-size-complex="8pt"/>
    </style:style>
    <style:style style:name="T21" style:family="text">
      <style:text-properties style:font-name="Ebrima" fo:font-size="8pt" officeooo:rsid="00329e9d" style:font-size-asian="8pt" style:font-size-complex="8pt"/>
    </style:style>
    <style:style style:name="T22" style:family="text">
      <style:text-properties style:font-name="Ebrima" fo:font-size="8pt" officeooo:rsid="003391da" style:font-size-asian="8pt" style:font-size-complex="8pt"/>
    </style:style>
    <style:style style:name="T23" style:family="text">
      <style:text-properties style:font-name="Ebrima" fo:font-size="8pt" officeooo:rsid="0034e745" style:font-size-asian="8pt" style:font-size-complex="8pt"/>
    </style:style>
    <style:style style:name="T24" style:family="text">
      <style:text-properties style:font-name="Ebrima" fo:font-size="8pt" officeooo:rsid="00357bde" style:font-size-asian="8pt" style:font-size-complex="8pt"/>
    </style:style>
    <style:style style:name="T25" style:family="text">
      <style:text-properties style:font-name="Ebrima" fo:font-size="8pt" officeooo:rsid="003773a6" style:font-size-asian="8pt" style:font-size-complex="8pt"/>
    </style:style>
    <style:style style:name="T26" style:family="text">
      <style:text-properties style:font-name="Ebrima" fo:font-size="8pt" officeooo:rsid="00396f47" style:font-size-asian="8pt" style:font-size-complex="8pt"/>
    </style:style>
    <style:style style:name="T27" style:family="text">
      <style:text-properties style:font-name="Ebrima" fo:font-size="8pt" officeooo:rsid="003a710c" style:font-size-asian="8pt" style:font-size-complex="8pt"/>
    </style:style>
    <style:style style:name="T28" style:family="text">
      <style:text-properties style:font-name="Ebrima" fo:font-size="8pt" officeooo:rsid="003af5d8" style:font-size-asian="8pt" style:font-size-complex="8pt"/>
    </style:style>
    <style:style style:name="T29" style:family="text">
      <style:text-properties style:font-name="Ebrima" fo:font-size="8pt" officeooo:rsid="003b5872" style:font-size-asian="8pt" style:font-size-complex="8pt"/>
    </style:style>
    <style:style style:name="T30" style:family="text">
      <style:text-properties style:font-name="Ebrima" fo:font-size="8pt" officeooo:rsid="003c452f" style:font-size-asian="8pt" style:font-size-complex="8pt"/>
    </style:style>
    <style:style style:name="T31" style:family="text">
      <style:text-properties style:font-name="Ebrima" fo:font-size="8pt" officeooo:rsid="003df59f" style:font-size-asian="8pt" style:font-size-complex="8pt"/>
    </style:style>
    <style:style style:name="T32" style:family="text">
      <style:text-properties style:font-name="Ebrima" fo:font-size="8pt" fo:font-weight="bold" style:font-size-asian="8pt" style:font-weight-asian="bold" style:font-size-complex="8pt" style:font-weight-complex="bold"/>
    </style:style>
    <style:style style:name="T33" style:family="text">
      <style:text-properties style:font-name="Ebrima" fo:font-size="8pt" fo:font-weight="bold" officeooo:rsid="00124559" style:font-size-asian="8pt" style:font-weight-asian="bold" style:font-size-complex="8pt" style:font-weight-complex="bold"/>
    </style:style>
    <style:style style:name="T34" style:family="text">
      <style:text-properties style:font-name="Ebrima" fo:font-size="8pt" fo:font-weight="bold" officeooo:rsid="0013d642" style:font-size-asian="8pt" style:font-weight-asian="bold" style:font-size-complex="8pt" style:font-weight-complex="bold"/>
    </style:style>
    <style:style style:name="T35" style:family="text">
      <style:text-properties style:font-name="Ebrima" fo:font-size="8pt" fo:font-weight="bold" officeooo:rsid="001ccf66" style:font-size-asian="8pt" style:font-weight-asian="bold" style:font-size-complex="8pt" style:font-weight-complex="bold"/>
    </style:style>
    <style:style style:name="T36" style:family="text">
      <style:text-properties style:font-name="Ebrima" fo:font-size="8pt" fo:font-weight="bold" officeooo:rsid="002f633e" style:font-size-asian="8pt" style:font-weight-asian="bold" style:font-size-complex="8pt" style:font-weight-complex="bold"/>
    </style:style>
    <style:style style:name="T37" style:family="text">
      <style:text-properties style:font-name="Ebrima" fo:font-size="8pt" fo:font-weight="bold" officeooo:rsid="00357bde" style:font-size-asian="8pt" style:font-weight-asian="bold" style:font-size-complex="8pt" style:font-weight-complex="bold"/>
    </style:style>
    <style:style style:name="T38" style:family="text">
      <style:text-properties style:font-name="Ebrima" fo:font-size="8pt" fo:font-weight="bold" officeooo:rsid="003773a6" style:font-size-asian="8pt" style:font-weight-asian="bold" style:font-size-complex="8pt" style:font-weight-complex="bold"/>
    </style:style>
    <style:style style:name="T39" style:family="text">
      <style:text-properties style:font-name="Ebrima" fo:font-size="8pt" fo:font-weight="bold" officeooo:rsid="003b5872" style:font-size-asian="8pt" style:font-weight-asian="bold" style:font-size-complex="8pt" style:font-weight-complex="bold"/>
    </style:style>
    <style:style style:name="T40" style:family="text">
      <style:text-properties style:font-name="Ebrim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41" style:family="text">
      <style:text-properties style:font-name="Ebrima" fo:font-size="8pt" fo:font-style="normal" fo:font-weight="bold" officeooo:rsid="00124559" style:font-size-asian="8pt" style:font-style-asian="normal" style:font-weight-asian="bold" style:font-size-complex="8pt" style:font-style-complex="normal" style:font-weight-complex="bold"/>
    </style:style>
    <style:style style:name="T42" style:family="text">
      <style:text-properties style:font-name="Ebrima" fo:font-size="8pt" fo:font-weight="normal" officeooo:rsid="002f633e" style:font-size-asian="8pt" style:font-weight-asian="normal" style:font-size-complex="8pt" style:font-weight-complex="normal"/>
    </style:style>
    <style:style style:name="T43" style:family="text">
      <style:text-properties style:font-name="Ebrima" fo:font-size="8pt" fo:font-weight="normal" officeooo:rsid="0030c2c1" style:font-size-asian="8pt" style:font-weight-asian="normal" style:font-size-complex="8pt" style:font-weight-complex="normal"/>
    </style:style>
    <style:style style:name="T44" style:family="text">
      <style:text-properties style:font-name="Ebrima" fo:font-size="8pt" fo:font-weight="normal" officeooo:rsid="0039acc2" style:font-size-asian="8pt" style:font-weight-asian="normal" style:font-size-complex="8pt" style:font-weight-complex="normal"/>
    </style:style>
    <style:style style:name="T45" style:family="text">
      <style:text-properties style:font-name="Ebrima" fo:font-size="8pt" fo:font-weight="normal" officeooo:rsid="003af5d8" style:font-size-asian="8pt" style:font-weight-asian="normal" style:font-size-complex="8pt" style:font-weight-complex="normal"/>
    </style:style>
    <style:style style:name="T46" style:family="text">
      <style:text-properties style:font-name="Ebrima" fo:font-size="8pt" fo:font-weight="normal" officeooo:rsid="003f334b" style:font-size-asian="8pt" style:font-weight-asian="normal" style:font-size-complex="8pt" style:font-weight-complex="normal"/>
    </style:style>
    <style:style style:name="T47" style:family="text">
      <style:text-properties style:font-name="Ebrima" fo:font-size="8pt" fo:font-weight="normal" officeooo:rsid="003f53c7" style:font-size-asian="8pt" style:font-weight-asian="normal" style:font-size-complex="8pt" style:font-weight-complex="normal"/>
    </style:style>
    <style:style style:name="T48" style:family="text">
      <style:text-properties style:font-name="Ebrima" fo:font-size="8pt" fo:font-style="italic" fo:font-weight="bold" officeooo:rsid="003af5d8" style:font-size-asian="8pt" style:font-style-asian="italic" style:font-weight-asian="bold" style:font-size-complex="8pt" style:font-style-complex="italic" style:font-weight-complex="bold"/>
    </style:style>
    <style:style style:name="T49" style:family="text">
      <style:text-properties fo:color="#ff420e" style:font-name="Arial Black" fo:font-size="10pt" style:font-name-asian="Arial Black" style:font-size-asian="10pt" style:font-name-complex="Arial Black" style:font-size-complex="10pt"/>
    </style:style>
    <style:style style:name="T50" style:family="text">
      <style:text-properties fo:color="#ff420e" style:font-name="Arial Black" fo:font-size="10pt" officeooo:rsid="001f13d9" style:font-name-asian="Arial Black" style:font-size-asian="10pt" style:font-name-complex="Arial Black" style:font-size-complex="10pt"/>
    </style:style>
    <style:style style:name="T51" style:family="text">
      <style:text-properties fo:color="#ff420e" style:font-name="Arial Black" fo:font-size="10pt" officeooo:rsid="002f633e" style:font-name-asian="Arial Black" style:font-size-asian="10pt" style:font-name-complex="Arial Black" style:font-size-complex="10pt"/>
    </style:style>
    <style:style style:name="T52" style:family="text">
      <style:text-properties officeooo:rsid="003a710c"/>
    </style:style>
    <style:style style:name="T53" style:family="text">
      <style:text-properties officeooo:rsid="003c4181"/>
    </style:style>
    <style:style style:name="T54" style:family="text">
      <style:text-properties officeooo:rsid="003f334b"/>
    </style:style>
    <style:style style:name="T55" style:family="text">
      <style:text-properties officeooo:rsid="001f13d9"/>
    </style:style>
    <style:style style:name="T56" style:family="text">
      <style:text-properties officeooo:rsid="0027f429"/>
    </style:style>
    <style:style style:name="T57" style:family="text">
      <style:text-properties fo:color="#e6e6ff" style:font-name="Arial Black1" fo:font-size="66pt" fo:font-weight="900" style:font-size-asian="66pt" style:font-size-complex="66pt" style:font-relief="engrav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12cm" fo:text-indent="-0.635cm" fo:margin-left="4.21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847cm" fo:text-indent="-0.635cm" fo:margin-left="4.84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482cm" fo:text-indent="-0.635cm" fo:margin-left="5.48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17cm" fo:text-indent="-0.635cm" fo:margin-left="6.11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752cm" fo:text-indent="-0.635cm" fo:margin-left="6.75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387cm" fo:text-indent="-0.635cm" fo:margin-left="7.38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22cm" fo:text-indent="-0.635cm" fo:margin-left="8.02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657cm" fo:text-indent="-0.635cm" fo:margin-left="8.65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292cm" fo:text-indent="-0.635cm" fo:margin-left="9.29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27cm" fo:text-indent="-0.635cm" fo:margin-left="9.92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12cm" fo:text-indent="-0.635cm" fo:margin-left="4.21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847cm" fo:text-indent="-0.635cm" fo:margin-left="4.84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482cm" fo:text-indent="-0.635cm" fo:margin-left="5.48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17cm" fo:text-indent="-0.635cm" fo:margin-left="6.11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752cm" fo:text-indent="-0.635cm" fo:margin-left="6.75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387cm" fo:text-indent="-0.635cm" fo:margin-left="7.38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22cm" fo:text-indent="-0.635cm" fo:margin-left="8.02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657cm" fo:text-indent="-0.635cm" fo:margin-left="8.65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292cm" fo:text-indent="-0.635cm" fo:margin-left="9.29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27cm" fo:text-indent="-0.635cm" fo:margin-left="9.927cm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55cm" fo:text-indent="-0.635cm" fo:margin-left="4.255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89cm" fo:text-indent="-0.635cm" fo:margin-left="4.8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25cm" fo:text-indent="-0.635cm" fo:margin-left="5.52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6cm" fo:text-indent="-0.635cm" fo:margin-left="6.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795cm" fo:text-indent="-0.635cm" fo:margin-left="6.79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3cm" fo:text-indent="-0.635cm" fo:margin-left="7.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65cm" fo:text-indent="-0.635cm" fo:margin-left="8.06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cm" fo:text-indent="-0.635cm" fo:margin-left="8.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35cm" fo:text-indent="-0.635cm" fo:margin-left="9.3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7cm" fo:text-indent="-0.635cm" fo:margin-left="9.97cm"/>
        </style:list-level-properties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6cm" fo:text-indent="-0.635cm" fo:margin-left="4.276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11cm" fo:text-indent="-0.635cm" fo:margin-left="4.9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6cm" fo:text-indent="-0.635cm" fo:margin-left="5.5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81cm" fo:text-indent="-0.635cm" fo:margin-left="6.1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6cm" fo:text-indent="-0.635cm" fo:margin-left="6.8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51cm" fo:text-indent="-0.635cm" fo:margin-left="7.4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6cm" fo:text-indent="-0.635cm" fo:margin-left="8.0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21cm" fo:text-indent="-0.635cm" fo:margin-left="8.7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6cm" fo:text-indent="-0.635cm" fo:margin-left="9.3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91cm" fo:text-indent="-0.635cm" fo:margin-left="9.991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e6e6e6" draw:fill="none" draw:fill-color="#ffffff" fo:min-height="2.28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svg:stroke-width="0.049cm" svg:stroke-color="#ff6633" draw:fill="none" draw:fill-color="#ffffff" draw:textarea-horizontal-align="center" draw:textarea-vertical-align="middle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_20__28_var_29_" svg:stroke-width="0.049cm" svg:stroke-color="#ff6633" draw:fill="solid" draw:fill-color="#ff9966" draw:textarea-horizontal-align="center" draw:textarea-vertical-align="middle" fo:padding-top="0.025cm" fo:padding-bottom="0.025cm" fo:padding-left="0.025cm" fo:padding-right="0.025cm" style:run-through="background"/>
    </style:style>
    <style:style style:name="gr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rect text:anchor-type="paragraph" draw:z-index="2" draw:style-name="gr2" draw:text-style-name="P49" svg:width="2.816cm" svg:height="0.713cm" svg:x="-0.443cm" svg:y="0.303cm"><text:p/></draw:rect><draw:g text:anchor-type="paragraph" draw:z-index="4" draw:style-name="gr3"><draw:line draw:style-name="gr4" draw:text-style-name="P49" svg:x1="0.933cm" svg:y1="-0.004cm" svg:x2="16.999cm" svg:y2="0.01cm"><text:p/></draw:line><draw:line draw:style-name="gr4" draw:text-style-name="P49" svg:x1="0.933cm" svg:y1="0.303cm" svg:x2="0.933cm" svg:y2="-0.004cm"><text:p/></draw:line></draw:g><text:span text:style-name="T51">Statement</text:span><text:span text:style-name="T17"><text:tab/></text:span><text:span text:style-name="T21">I am a motivated, responsible, charismatic </text:span><text:span text:style-name="T28">game programmer</text:span><text:span text:style-name="T21"> seeking a position where I can stretch my current abilities and learn new skills. </text:span></text:p>
      <text:p text:style-name="P18"/>
      <text:p text:style-name="P17"><text:span text:style-name="T21"><text:tab/>Though relatively new to the gaming industry, my wealth of life experiences through travel, a career in chemical engineering, and various teaching and freelance positions provide a unique background that is an asset to any creative endeavor. </text:span><text:span text:style-name="T24">In addition to this colourful background, I am also highly focused on game programming and development, pursuing a degree at one of the most prestigious gaming universities in the world, University of Abertay.</text:span></text:p>
      <text:p text:style-name="P19"/>
      <text:p text:style-name="P17"><text:span text:style-name="T24"><text:tab/></text:span><text:span text:style-name="T22">I have shown myself to be hard working, imaginative, </text:span><text:span text:style-name="T30">collaborative</text:span><text:span text:style-name="T22">, and eager to learn throughout my university and work experiences. In short, I am an individual with a diverse skill set and strong technical background who is genuinely fascinated by games.</text:span></text:p>
      <text:p text:style-name="P10"/>
      <text:p text:style-name="P8"><draw:g text:anchor-type="paragraph" draw:z-index="9" draw:style-name="gr5"><draw:line draw:style-name="gr4" draw:text-style-name="P49" svg:x1="0.933cm" svg:y1="0.055cm" svg:x2="16.999cm" svg:y2="0.069cm"><text:p/></draw:line><draw:line draw:style-name="gr4" draw:text-style-name="P49" svg:x1="0.933cm" svg:y1="0.362cm" svg:x2="0.933cm" svg:y2="0.055cm"><text:p/></draw:line></draw:g></text:p>
      <text:p text:style-name="P16"><draw:rect text:anchor-type="paragraph" draw:z-index="8" draw:style-name="gr2" draw:text-style-name="P49" svg:width="2.816cm" svg:height="0.713cm" svg:x="-0.443cm" svg:y="-0.099cm"><text:p/></draw:rect><text:span text:style-name="T49"> <text:s text:c="2"/>Skills</text:span><text:tab/><text:span text:style-name="T39">L</text:span><text:span text:style-name="T32">anguages</text:span><text:span text:style-name="T16"><text:tab/></text:span></text:p>
      <text:p text:style-name="P15"><text:span text:style-name="T29">During my time at Portland State University, and later studying at Abertay, I became proficient in several </text:span><text:span text:style-name="T30">coding</text:span><text:span text:style-name="T29"> languages. School projects resulted in extensive experience with C++ and Java, while my personal interests in Xbox and Windows indie game development lead me to experiment with C# and the XNA framework. My work at wow-pro.com provided a solid knowledge of Lua and an understanding of working with a game API.</text:span><text:span text:style-name="T18"><text:line-break/></text:span></text:p>
      <text:p text:style-name="P21"><text:span text:style-name="T9">Tools</text:span><text:span text:style-name="T3"><text:tab/></text:span></text:p>
      <text:p text:style-name="P23"><text:span text:style-name="T23">In my previous career as a chemical engineer, I used many tools such as spreadsheets, presentations, </text:span><text:span text:style-name="T24">and documents to convey technical information to non-technical audiences. </text:span></text:p>
      <text:p text:style-name="P23"><text:span text:style-name="T29">More recently a</text:span><text:span text:style-name="T24">t Portland State University, I learned programming and debugging on multiple platforms including Windows and Linux, using IDEs such as Visual Studio and Eclipse. I also compiled and debugged using command line interfaces including gcc/g++, gdb, and Valgrind. This experience served me well while working at Intel, </text:span><text:span text:style-name="T29">where the integrated systems we were working on used only Linux command line. </text:span></text:p>
      <text:p text:style-name="P23"><text:span text:style-name="T24">While working with wow-pro.com, I learned and utilized version control through git, and managed a remote repository (using github.com) for a global team. </text:span><text:span text:style-name="T29">I continued to use these tools throughout my time at university, as well as on personal projects. </text:span></text:p>
      <text:p text:style-name="P23"><text:span text:style-name="T24">I have </text:span><text:span text:style-name="T29">also gained</text:span><text:span text:style-name="T24"> limited experience with several game libraries and engines including Allegro, DirectX, XNA, Flat Red Ball, and Havok.</text:span><text:span text:style-name="T19"><text:line-break/></text:span></text:p>
      <text:p text:style-name="P12"><text:span text:style-name="T37">Teamwork and Leadership</text:span><text:span text:style-name="T16"><text:tab/></text:span></text:p>
      <text:p text:style-name="P24"><text:span text:style-name="T24">I participated in many group projects throughout my time at university, both as a leader and team member. At wow-pro.com, I led a team of international volunteers </text:span><text:span text:style-name="T27">to develop a highly successful addon,</text:span><text:span text:style-name="T24"> many of which had no technical expertise. </text:span><text:span text:style-name="T27">A</text:span><text:span text:style-name="T25"> small team of fellow interns at Intel </text:span><text:span text:style-name="T27">and I </text:span><text:span text:style-name="T25">created several tools to improve </text:span><text:span text:style-name="T27">our</text:span><text:span text:style-name="T25"> QA process.</text:span><text:span text:style-name="T19"><text:line-break/></text:span></text:p>
      <text:list xml:id="list35553324" text:style-name="L3">
        <text:list-header>
          <text:p text:style-name="P11"><text:span text:style-name="T38">Communication</text:span><text:span text:style-name="T16"><text:tab/></text:span></text:p>
        </text:list-header>
      </text:list>
      <text:p text:style-name="P25"><text:span text:style-name="T26">As a hobby, I m</text:span><text:span text:style-name="T19">aintain a blog covering various aspects of the gaming industry from a gamer and game developer prospective. </text:span><text:span text:style-name="T29">This experience in educating and entertaining served me well </text:span><text:span text:style-name="T24">as a science teacher, </text:span><text:span text:style-name="T29">where </text:span><text:span text:style-name="T24">I </text:span><text:span text:style-name="T25">kept up to 20 primary school children engaged and interested for hours at a time. I </text:span><text:span text:style-name="T29">also </text:span><text:span text:style-name="T25">wrote, recorded, and voiced an informational video advertising the wow-pro.com addon.</text:span></text:p>
      <text:p text:style-name="P25"><text:span text:style-name="T29">On a more technical side, </text:span><text:span text:style-name="T26">I co-authored a</text:span><text:span text:style-name="T31">n official</text:span><text:span text:style-name="T26"> report for a National Science Foundation education grant while working as an engineering education researcher at Oregon State University. </text:span><text:span text:style-name="T25">In both my previous career and as a game programming student, I have been called upon multiple times to present results and projects for non-technical audiences, </text:span><text:span text:style-name="T26">both in writing and as presentations</text:span><text:span text:style-name="T25">.</text:span></text:p>
      <text:p text:style-name="P26"><draw:g text:anchor-type="paragraph" draw:z-index="5" draw:style-name="gr5"><draw:line draw:style-name="gr4" draw:text-style-name="P49" svg:x1="0.933cm" svg:y1="-0.004cm" svg:x2="16.999cm" svg:y2="0.01cm"><text:p/></draw:line><draw:line draw:style-name="gr4" draw:text-style-name="P49" svg:x1="0.933cm" svg:y1="0.303cm" svg:x2="0.933cm" svg:y2="-0.004cm"><text:p/></draw:line></draw:g></text:p>
      <text:p text:style-name="P6"><draw:rect text:anchor-type="paragraph" draw:z-index="3" draw:style-name="gr2" draw:text-style-name="P49" svg:width="2.816cm" svg:height="0.713cm" svg:x="-0.443cm" svg:y="-0.12cm"><text:p/></draw:rect><text:span text:style-name="T49">Experience</text:span><text:tab/><text:span text:style-name="T32">7/2011</text:span><text:span text:style-name="T33"> – </text:span><text:span text:style-name="T35">8/2012</text:span><text:span text:style-name="T32"><text:tab/>| <text:s text:c="2"/>Quality Assurance Inte</text:span><text:span text:style-name="T40">rn <text:s text:c="3"/><text:tab/>| <text:s text:c="2"/>Intel, Hillsboro OR</text:span></text:p>
      <text:p text:style-name="P22"><text:span text:style-name="T52">At Intel I was part of the quality assurance team responsible for testing a Flash plugin for Intel smart TV devices. During my time there I became proficient in set up, operation, and reporting for the testing procedure. I trained several new employees and helped develop multiple tools to streamline the process and improve team efficiency. Our efforts resulted in official certification </text:span><text:span text:style-name="T53">for our platform</text:span><text:span text:style-name="T52"> from Adobe.</text:span></text:p>
      <text:p text:style-name="P22"><text:s/></text:p>
      <text:p text:style-name="P29"><text:span text:style-name="T9">4/2010</text:span><text:span text:style-name="T10"> – </text:span><text:span text:style-name="T9">12/2010<text:tab/>| <text:s text:c="2"/>Lead Addon Developer <text:s text:c="2"/><text:tab/>| <text:s text:c="2"/>www.wow-pro.com</text:span></text:p>
      <text:p text:style-name="P32"><text:span text:style-name="T14">Wow-pro.com, a popular fan website for World of Warcraft, tasked me with the development of an addon which would bring their </text:span><text:span text:style-name="T15">strategy</text:span><text:span text:style-name="T14"> guides directly into the game. I lead an extensive, globe-spanning team of volunteers in the endeavor, resulting in a massively popular addon with over 200,000 downloads to date. Our product was recommended by several high profile websites within the WoW community, including WoW Insider (wow.joystiq.com). I also created a simplified language and lua-based interpreter, as well as a companion guide recording addon, to allow non-experts to create content.</text:span></text:p>
      <text:p text:style-name="P43"/>
      <text:p text:style-name="P34"><draw:g text:anchor-type="paragraph" draw:z-index="11" draw:style-name="gr5"><draw:line draw:style-name="gr4" draw:text-style-name="P49" svg:x1="0.933cm" svg:y1="-0.004cm" svg:x2="16.999cm" svg:y2="0.01cm"><text:p/></draw:line><draw:line draw:style-name="gr4" draw:text-style-name="P49" svg:x1="0.933cm" svg:y1="0.303cm" svg:x2="0.933cm" svg:y2="-0.004cm"><text:p/></draw:line></draw:g></text:p>
      <text:p text:style-name="P47"><draw:rect text:anchor-type="paragraph" draw:z-index="10" draw:style-name="gr2" draw:text-style-name="P49" svg:width="2.816cm" svg:height="0.713cm" svg:x="-0.443cm" svg:y="-0.12cm"><text:p/></draw:rect><text:span text:style-name="T50">Other Work<text:tab/></text:span><text:span text:style-name="T9">1/2010</text:span><text:span text:style-name="T10"> – </text:span><text:span text:style-name="T9">9/2010<text:tab/>| <text:s text:c="2"/>Science Instructor <text:s text:c="2"/><text:tab/><text:tab/>| <text:s text:c="2"/>Mad Science, Seattle WA</text:span></text:p>
      <text:p text:style-name="P28"><text:span text:style-name="T9">6/2008</text:span><text:span text:style-name="T10"> – </text:span><text:span text:style-name="T9">12/2008<text:tab/>| <text:s text:c="2"/>Engineering R&amp;D In</text:span><text:span text:style-name="T13">t</text:span><text:span text:style-name="T9">ern <text:s text:c="2"/><text:tab/>| <text:s text:c="2"/>ATI Wah Chang, Albany OR</text:span></text:p>
      <text:p text:style-name="P30"><text:span text:style-name="T12">9</text:span><text:span text:style-name="T9">/200</text:span><text:span text:style-name="T12">7</text:span><text:span text:style-name="T10"> – </text:span><text:span text:style-name="T12">6</text:span><text:span text:style-name="T9">/2008<text:tab/>| <text:s text:c="2"/></text:span><text:span text:style-name="T12">Engineering Education Research</text:span><text:span text:style-name="T9"> <text:s/><text:tab/>| <text:s text:c="2"/></text:span><text:span text:style-name="T12">OSU Chemical Engineering</text:span></text:p>
      <text:p text:style-name="P27"><text:span text:style-name="T9">4/2007</text:span><text:span text:style-name="T10"> – </text:span><text:span text:style-name="T9">9/2007<text:tab/>| <text:s text:c="2"/>Facilities Engineering Intern <text:s text:c="2"/><text:tab/>| <text:s text:c="2"/></text:span><text:span text:style-name="T9">ON Semiconductor, Gresham OR</text:span></text:p>
      <text:p text:style-name="P31"><text:span text:style-name="T40">7/2006</text:span><text:span text:style-name="T41"> – </text:span><text:span text:style-name="T40">11/2007<text:tab/>| <text:s text:c="2"/>Computer Technician <text:s text:c="2"/><text:tab/><text:tab/>| <text:s text:c="2"/>OSU Technology Support Services</text:span></text:p>
      <text:p text:style-name="P33"><text:span text:style-name="T7">Though not directly related to the gaming industry, my previous </text:span><text:span text:style-name="T8">career </text:span><text:span text:style-name="T7">gave me many valuable life experiences. At many of the companies I worked for I m</text:span><text:span text:style-name="T4">ade important changes which </text:span><text:span text:style-name="T7">changed them for the better</text:span><text:span text:style-name="T4">, such as adding a new stage to the production process </text:span><text:span text:style-name="T5">at Wah Chang</text:span><text:span text:style-name="T4">, and implementing a piping change saving </text:span><text:span text:style-name="T5">ON Semiconductor</text:span><text:span text:style-name="T4"> $10,000 yearly. </text:span><text:span text:style-name="T7">I g</text:span><text:span text:style-name="T4">ained familiarity with high responsibility situations, </text:span><text:span text:style-name="T6">such as </text:span><text:span text:style-name="T4">handling hazardous chemicals and </text:span><text:span text:style-name="T6">operating</text:span><text:span text:style-name="T4"> powerful machinery. </text:span><text:span text:style-name="T7">Finally, I gained </text:span><text:span text:style-name="T4">experience presenting </text:span><text:span text:style-name="T8">results</text:span><text:span text:style-name="T4">, t</text:span><text:span text:style-name="T5">r</text:span><text:span text:style-name="T4">oubleshooting, and customer service –</text:span><text:span text:style-name="T7"> <text:s/>valuable skills in any industry.</text:span></text:p>
      <text:p text:style-name="P4"/>
      <text:p text:style-name="P2"><draw:rect text:anchor-type="paragraph" draw:z-index="6" draw:style-name="gr2" draw:text-style-name="P49" svg:width="2.816cm" svg:height="0.713cm" svg:x="-0.443cm" svg:y="0.303cm"><text:p/></draw:rect><draw:g text:anchor-type="paragraph" draw:z-index="7" draw:style-name="gr3"><draw:line draw:style-name="gr4" draw:text-style-name="P49" svg:x1="0.933cm" svg:y1="-0.004cm" svg:x2="16.999cm" svg:y2="0.01cm"><text:p/></draw:line><draw:line draw:style-name="gr4" draw:text-style-name="P49" svg:x1="0.933cm" svg:y1="0.303cm" svg:x2="0.933cm" svg:y2="-0.004cm"><text:p/></draw:line></draw:g></text:p>
      <text:p text:style-name="P46"><text:span text:style-name="T49">Education</text:span><text:tab/><text:span text:style-name="T32">University of Abertay 2014</text:span><text:span text:style-name="T34"> – </text:span><text:span text:style-name="T32">MSc Computer Games Technology –</text:span><text:span text:style-name="T48"> In Progress</text:span></text:p>
      <text:p text:style-name="P44"/>
      <text:p text:style-name="P45"><text:span text:style-name="T9">Portland State University 2012</text:span><text:span text:style-name="T11"> – Advanced Degree Preparation (Computer Science)</text:span></text:p>
      <text:p text:style-name="P35">Additional Coursework in Visual Design and Music</text:p>
      <text:p text:style-name="P44"/>
      <text:p text:style-name="P45"><text:span text:style-name="T9">Oregon State University 2009</text:span><text:span text:style-name="T11"> – </text:span><text:span text:style-name="T9">BS</text:span><text:span text:style-name="T11">c</text:span><text:span text:style-name="T9"> Chemical Engineering</text:span></text:p>
      <text:p text:style-name="P36">Additional Coursework in Business Law, Marketing, and Entrepreneurship</text:p>
      <text:p text:style-name="P5"/>
      <text:p text:style-name="P3"><draw:rect text:anchor-type="paragraph" draw:z-index="12" draw:style-name="gr2" draw:text-style-name="P49" svg:width="2.816cm" svg:height="0.713cm" svg:x="-0.443cm" svg:y="0.303cm"><text:p/></draw:rect><draw:g text:anchor-type="paragraph" draw:z-index="13" draw:style-name="gr3"><draw:line draw:style-name="gr4" draw:text-style-name="P49" svg:x1="0.933cm" svg:y1="-0.004cm" svg:x2="16.999cm" svg:y2="0.01cm"><text:p/></draw:line><draw:line draw:style-name="gr4" draw:text-style-name="P49" svg:x1="0.933cm" svg:y1="0.303cm" svg:x2="0.933cm" svg:y2="-0.004cm"><text:p/></draw:line></draw:g></text:p>
      <text:p text:style-name="P38"><text:span text:style-name="T51">Interests</text:span><text:tab/><text:span text:style-name="T36">Gaming:</text:span><text:span text:style-name="T42"> </text:span><text:span text:style-name="T44">I play games daily, my current favorite being the indie hit Faster Than Light.</text:span><text:span text:style-name="T42"> I love the indie </text:span><text:span text:style-name="T44">games </text:span></text:p>
      <text:p text:style-name="P39"><text:span text:style-name="T42">scene, and my favorite game of all time is Bastion. I also play tabletop RPGs, card games, and board games.</text:span></text:p>
      <text:p text:style-name="P13"/>
      <text:p text:style-name="P37"><text:span text:style-name="T20">Music:</text:span><text:span text:style-name="T42"> </text:span><text:span text:style-name="T44">Relaxing for me means singing and playing folk music on my ukulele</text:span><text:span text:style-name="T42">. In the USA I was a member of my university choir, </text:span><text:span text:style-name="T43">and </text:span><text:span text:style-name="T44">am known to break out into song without warning.</text:span></text:p>
      <text:p text:style-name="P14"/>
      <text:p text:style-name="P40"><text:span text:style-name="T20">Writing:</text:span><text:span text:style-name="T42"> I keep a blog in my spare time, at jiyambi.blogpost.com, </text:span><text:span text:style-name="T43">where I discuss gaming industry subjects from both a gamer and developer perspective. </text:span><text:span text:style-name="T45">I use this as a vehicle</text:span><text:span text:style-name="T43"> to grow and improve myself professionally.</text:span></text:p>
      <text:p text:style-name="P42"/>
      <text:p text:style-name="P41"><text:span text:style-name="T20">Sport:</text:span><text:span text:style-name="T42"> I enjoy martial arts, and obtained green belt in </text:span><text:span text:style-name="T45">Chun Kuk Do </text:span><text:span text:style-name="T42">karate in the USA. </text:span><text:span text:style-name="T43">As a green belt, I assisted in teaching classes and competed in several tournaments.</text:span></text:p>
      <text:p text:style-name="P9"/>
      <text:p text:style-name="P41"><text:span text:style-name="T20">Travel:</text:span><text:span text:style-name="T42"> Born and raised on the west coast of the USA, I've traveled </text:span><text:span text:style-name="T45">all across my home country</text:span><text:span text:style-name="T42">, Japan, Mexico, and to the UK where I am now studying. </text:span><text:span text:style-name="T45">Experiencing different places and cultures</text:span><text:span text:style-name="T43"> </text:span><text:span text:style-name="T45">keeps my perspective and ideas fres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 Black" svg:font-family="'Arial Black'"/>
    <style:font-face style:name="Georgia" svg:font-family="Georgia"/>
    <style:font-face style:name="OpenSymbol" svg:font-family="OpenSymbol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09cm" style:type="center"/>
          <style:tab-stop style:position="17.018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color="#ff420e" style:font-name="Arial Black1" fo:font-size="20pt" fo:font-weight="bold" officeooo:paragraph-rsid="002b301d" style:font-name-asian="Arial Black" style:font-size-asian="20pt" style:font-weight-asian="bold" style:font-name-complex="Arial Black" style:font-size-complex="20pt" style:font-weight-complex="bold" style:font-relief="engraved"/>
    </style:style>
    <style:style style:name="MP2" style:family="paragraph">
      <style:text-properties fo:color="#e6e6ff" style:font-name="Arial Black1" fo:font-size="66pt" fo:font-weight="900" style:font-size-asian="66pt" style:font-size-complex="66pt" style:font-relief="engraved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style:writing-mode="lr-tb"/>
      <style:text-properties style:font-name="Ebrima" officeooo:paragraph-rsid="002b301d"/>
    </style:style>
    <style:style style:name="MT1" style:family="text">
      <style:text-properties fo:color="#e6e6ff" style:font-name="Arial Black1" fo:font-size="66pt" fo:font-weight="900" style:font-size-asian="66pt" style:font-size-complex="66pt" style:font-relief="engraved"/>
    </style:style>
    <style:style style:name="MT2" style:family="text">
      <style:text-properties fo:color="#000000" fo:font-size="8pt" style:font-size-asian="8pt" style:font-size-complex="8pt"/>
    </style:style>
    <style:style style:name="MT3" style:family="text">
      <style:text-properties fo:color="#000000" fo:font-size="8pt" fo:background-color="transparent" style:font-size-asian="8pt" style:font-size-complex="8pt"/>
    </style:style>
    <style:style style:name="Mgr1" style:family="graphic">
      <style:graphic-properties draw:stroke="none" svg:stroke-color="#e6e6e6" draw:fill="none" draw:fill-color="#ffffff" fo:min-height="2.28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18cm" fo:margin-bottom="1.993cm" fo:margin-left="2.074cm" fo:margin-right="1.909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1" draw:style-name="Mgr1" draw:text-style-name="MP2" svg:width="24.346cm" svg:height="3.287cm" draw:transform="rotate (-1.57428698529889) translate (17.6970972222222cm 0.686152777777778cm)"><draw:text-box><text:p><text:span text:style-name="MT1">Game Programmer</text:span></text:p></draw:text-box></draw:frame>S A R A H <text:s text:c="2"/>H E R Z O G</text:p>
        <text:p text:style-name="MP3"><text:span text:style-name="MT2">github.com/Jiyambi/Portfolio</text:span><text:span text:style-name="MT3"> <text:s text:c="2"/>| <text:s text:c="2"/>07936 434640 <text:s text:c="2"/></text:span><text:span text:style-name="MT2">| <text:s text:c="2"/>sarah.ann.herzog@gmail.co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dc:title/>
    <meta:initial-creator/>
    <meta:editing-cycles>33</meta:editing-cycles>
    <dc:date>2012-11-10T17:26:16.59</dc:date>
    <meta:editing-duration>PT18H56M46S</meta:editing-duration>
    <meta:document-statistic meta:table-count="0" meta:image-count="0" meta:object-count="0" meta:page-count="2" meta:paragraph-count="39" meta:word-count="1114" meta:character-count="7052" meta:non-whitespace-character-count="5897"/>
  </office:meta>
</office:document-meta>
</file>